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30.23mm"/>
    </style:style>
    <style:style style:name="co7" style:family="table-column">
      <style:table-column-properties fo:break-before="auto" style:column-width="65.67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29.26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14.2mm"/>
    </style:style>
    <style:style style:name="co14" style:family="table-column">
      <style:table-column-properties fo:break-before="auto" style:column-width="22.35mm"/>
    </style:style>
    <style:style style:name="co15" style:family="table-column">
      <style:table-column-properties fo:break-before="auto" style:column-width="108.69mm"/>
    </style:style>
    <style:style style:name="co16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ext-properties style:font-name="Liberation Mono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ext-properties style:font-name="Liberation Mono" fo:font-size="10pt" style:font-size-asian="10pt" style:font-size-complex="10pt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-asian="Noto Sans CJK SC" style:font-name="Liberation Mono" fo:font-size="10pt" fo:font-weight="normal" style:text-line-through-type="none" fo:font-style="normal" style:text-outline="false" fo:text-shadow="none" style:text-line-through-mode="continuous" fo:language="en" fo:country="US" style:language-asian="zh" style:country-asian="CN" fo:color="#000000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ur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5"/>
        <table:table-column table:style-name="co7" table:default-cell-style-name="ce21"/>
        <table:table-column table:style-name="co8" table:number-columns-repeated="1016" table:default-cell-style-name="ce31"/>
        <table:table-row table:style-name="ro1">
          <table:table-cell office:value-type="string" calcext:value-type="string">
            <text:p>Shee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7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MC0063W060311K9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3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N732ETTD6800A10</text:p>
          </table:table-cell>
          <table:table-cell/>
          <table:table-cell table:style-name="ce24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4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4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4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M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M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lu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Whit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100V 17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2222A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6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R120DP-T1-R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Nch MOS 80V 10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7155DP-TI-G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Pch MOS 40V 3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5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5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5" office:value-type="string" calcext:value-type="string">
            <text:p>Dual schottky 200mA 30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P4232BGM-HF-3T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30V 22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N1509N8-G</text:p>
          </table:table-cell>
          <table:table-cell office:value-type="string" calcext:value-type="string">
            <text:p><text:s/>SOT-89-3 </text:p>
          </table:table-cell>
          <table:table-cell office:value-type="string" calcext:value-type="string">
            <text:p>Nch Depletion MOS 90V .3A 6Ohm</text:p>
          </table:table-cell>
          <table:table-cell office:value-type="string" calcext:value-type="string">
            <text:p><text:a xlink:href="https://www.mouser.fr/datasheet/2/268/20005403B-768339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TG9944TG-G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240V 1A 6Ohm</text:p>
          </table:table-cell>
          <table:table-cell office:value-type="string" calcext:value-type="string">
            <text:p><text:a xlink:href="https://ww1.microchip.com/downloads/en/DeviceDoc/TD9944%20B080713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MCFT000034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MCFT000030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0805AF-102XJR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650mA 39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0nH</text:p>
          </table:table-cell>
          <table:table-cell office:value-type="string" calcext:value-type="string">
            <text:p>0805CS-391XGE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290mA 1.5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ch MOS 30V 50mohm</text:p>
          </table:table-cell>
          <table:table-cell office:value-type="string" calcext:value-type="string">
            <text:p><text:a xlink:href="../../../../../media/user/Data/Documents/AVR/datasheets_docs/data/AO3401_signal_pch_fet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JA4220-ALB</text:p>
          </table:table-cell>
          <table:table-cell/>
          <table:table-cell office:value-type="string" calcext:value-type="string">
            <text:p>Wideband RF transformer</text:p>
          </table:table-cell>
          <table:table-cell office:value-type="string" calcext:value-type="string">
            <text:p><text:a xlink:href="../../../../../media/user/Data/Documents/AVR/datasheets_docs/data/JA4220_wideband_transformer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1000BN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Ohm 200mA 80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0060LN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60Ohm 850mA 5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W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S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table:style-name="ce17" office:value-type="string" calcext:value-type="string">
            <text:p>Q22FA2380013312</text:p>
          </table:table-cell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<text:a xlink:href="../../../../../media/user/Data/Documents/AVR/datasheets_docs/data/Q22FA2380013312_16MHz_crystal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table:style-name="ce20" office:value-type="string" calcext:value-type="string">
            <text:p>MF-USMF020-2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Polyfuse 0.4A 30V</text:p>
          </table:table-cell>
          <table:table-cell office:value-type="string" calcext:value-type="string">
            <text:p><text:a xlink:href="../../../../../media/user/Data/Documents/AVR/datasheets_docs/data/MF-USMF020-2_polyfuse_200mA_1210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GM-HF-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GA5L1X7R1H106K160A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0 pcs 50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204X104K250C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5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16V MLCC 10%</text:p>
          </table:table-cell>
          <table:table-cell table:number-columns-repeated="1016"/>
        </table:table-row>
        <table:table-row table:style-name="ro1" table:number-rows-repeated="1048379">
          <table:table-cell table:number-columns-repeated="1023"/>
        </table:table-row>
        <table:table-row table:style-name="ro2">
          <table:table-cell table:number-columns-repeated="5"/>
          <table:table-cell table:style-name="Default"/>
          <table:table-cell table:number-columns-repeated="1017"/>
        </table:table-row>
        <table:named-expressions>
          <table:named-range table:name="_xlnm._FilterDatabase" table:base-cell-address="$Classeur.$A$1" table:cell-range-address="$Classeur.$A$1:.$G$145"/>
        </table:named-expressions>
      </table:table>
      <table:table table:name="Tiroclass" table:style-name="ta1" table:print-ranges="Tiroclass.H89:Tiroclass.H89">
        <office:forms form:automatic-focus="false" form:apply-design-mode="false"/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2"/>
        <table:table-column table:style-name="co15" table:default-cell-style-name="ce25"/>
        <table:table-column table:style-name="co16" table:default-cell-style-name="ce41"/>
        <table:table-column table:style-name="co9" table:default-cell-style-name="ce42"/>
        <table:table-column table:style-name="co9" table:number-columns-repeated="1016" table:default-cell-style-name="ce41"/>
        <table:table-row table:style-name="ro1">
          <table:table-cell table:style-name="ce32" office:value-type="string" calcext:value-type="string">
            <text:p>Location</text:p>
          </table:table-cell>
          <table:table-cell table:style-name="ce34" office:value-type="string" calcext:value-type="string">
            <text:p>Category</text:p>
          </table:table-cell>
          <table:table-cell table:style-name="ce34" office:value-type="string" calcext:value-type="string">
            <text:p>P/N</text:p>
          </table:table-cell>
          <table:table-cell table:style-name="ce34" office:value-type="string" calcext:value-type="string">
            <text:p>Qty</text:p>
          </table:table-cell>
          <table:table-cell table:style-name="ce32" office:value-type="string" calcext:value-type="string">
            <text:p>Package</text:p>
          </table:table-cell>
          <table:table-cell table:style-name="ce34" office:value-type="string" calcext:value-type="string">
            <text:p>Com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Datasheet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0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6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40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4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543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BCD to 7-Segment Latch Decoder Driver</text:p>
          </table:table-cell>
          <table:table-cell/>
          <table:table-cell office:value-type="string" calcext:value-type="string">
            <text:p><text:a xlink:href="../../../../../media/user/Data/Documents/AVR/datasheets_docs/data/CD4543BE_7segment_decod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26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ecade counter with 7-Segment Decoder</text:p>
          </table:table-cell>
          <table:table-cell/>
          <table:table-cell office:value-type="string" calcext:value-type="string">
            <text:p><text:a xlink:href="../../../../../media/user/Data/Documents/AVR/datasheets_docs/data/CD4026_7segment_decade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T157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16</text:p>
          </table:table-cell>
          <table:table-cell table:style-name="ce42" office:value-type="string" calcext:value-type="string">
            <text:p>Quad 2-input multiplexer</text:p>
          </table:table-cell>
          <table:table-cell/>
          <table:table-cell office:value-type="string" calcext:value-type="string">
            <text:p><text:a xlink:href="../../../../../media/user/Data/Documents/AVR/datasheets_docs/data/74LS157_quad_2mux.pdf" xlink:type="simple">Datasheet</text:a>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4W</text:p>
          </table:table-cell>
          <table:table-cell table:style-name="ce42" office:value-type="string" calcext:value-type="string">
            <text:p>16-line to 1-line data selector / multiplexer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Quad 2-input NAND gate</text:p>
          </table:table-cell>
          <table:table-cell/>
          <table:table-cell office:value-type="string" calcext:value-type="string">
            <text:p><text:a xlink:href="../../../../../media/user/Data/Documents/AVR/datasheets_docs/data/74LVC1G00_NAND_gat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4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Triple 2-channel analog multiplexer</text:p>
          </table:table-cell>
          <table:table-cell/>
          <table:table-cell office:value-type="string" calcext:value-type="string">
            <text:p><text:a xlink:href="../../../../../media/user/Data/Documents/AVR/datasheets_docs/data/CD4053_analog_mux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Hex inverter</text:p>
          </table:table-cell>
          <table:table-cell/>
          <table:table-cell office:value-type="string" calcext:value-type="string">
            <text:p><text:a xlink:href="../../../../../media/user/Data/Documents/AVR/datasheets_docs/data/74HC04_hex_inver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J-K Flip-Flop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MC14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/Resettable Monostable Multivib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−Input 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3-to-8 line decoder/de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D Flip−Flop with Set and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20</text:p>
          </table:table-cell>
          <table:table-cell table:style-name="ce43" office:value-type="string" calcext:value-type="string">
            <text:p>Octal bus transceiver; 3-stat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 monostable multivibrator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Quad D-type flip-flop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N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; positive edge-trigg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8-bit magnitude compa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S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buffer 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 w/reset; positive-edge 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8-bit serial-in, parallel-out shift regis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Schmitt−Trigger I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inverter with open-drain output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4-bit binary full adder with fast carr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Presettable synchronous 4-bit binary coun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Quad 2-input multiplex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buffer with open-drain output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xmega256A3BU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90USB1286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90USB128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28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9PA_3290pA_6490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634R-S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163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4_44_8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8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23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3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1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4P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DN3765K4-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52-3</text:p>
          </table:table-cell>
          <table:table-cell office:value-type="string" calcext:value-type="string">
            <text:p>Nch Depletion MOS 650V .3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P2206N3-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640mA</text:p>
          </table:table-cell>
          <table:table-cell/>
          <table:table-cell office:value-type="string" calcext:value-type="string">
            <text:p><text:a xlink:href="../../../../../media/user/Data/Documents/AVR/datasheets_docs/data/VP2206N3-G_60V_PMOS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P0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1.5A Logic level 3.5Ohm</text:p>
          </table:table-cell>
          <table:table-cell/>
          <table:table-cell office:value-type="string" calcext:value-type="string">
            <text:p><text:a xlink:href="../../../../../media/user/Data/Documents/AVR/datasheets_docs/data/TP0606_PMOS_60V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N2210N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Nch MOS 100V 4.5A Logic level 400mOhm</text:p>
          </table:table-cell>
          <table:table-cell/>
          <table:table-cell office:value-type="string" calcext:value-type="string">
            <text:p><text:a xlink:href="../../../../../media/user/Data/Documents/AVR/datasheets_docs/data/VN2210_nch_mosfe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6F18877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7K40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7K4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680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68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HJ128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HJ128G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FJ64GA00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04KA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36V OD</text:p>
          </table:table-cell>
          <table:table-cell/>
          <table:table-cell office:value-type="string" calcext:value-type="string">
            <text:p><text:a xlink:href="../../../../../media/user/Data/Documents/AVR/datasheets_docs/data/MIC6270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</text:p>
          </table:table-cell>
          <table:table-cell/>
          <table:table-cell office:value-type="string" calcext:value-type="string">
            <text:p><text:a xlink:href="../../../../../media/user/Data/Documents/AVR/datasheets_docs/data/LM358N_dual_op-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opamp 10MHz 5V</text:p>
          </table:table-cell>
          <table:table-cell/>
          <table:table-cell office:value-type="string" calcext:value-type="string">
            <text:p><text:a xlink:href="../../../../../media/user/Data/Documents/AVR/datasheets_docs/data/MC6024_QUad_RRIO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tr. Amp 5V </text:p>
          </table:table-cell>
          <table:table-cell/>
          <table:table-cell office:value-type="string" calcext:value-type="string">
            <text:p><text:a xlink:href="../../../../../media/user/Data/Documents/AVR/datasheets_docs/data/MCP6N16_diff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Mhz RRIO 5V</text:p>
          </table:table-cell>
          <table:table-cell/>
          <table:table-cell office:value-type="string" calcext:value-type="string">
            <text:p><text:a xlink:href="https://ww1.microchip.com/downloads/aemDocuments/documents/OTH/ProductDocuments/DataSheets/22093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/>
          <table:table-cell office:value-type="string" calcext:value-type="string">
            <text:p><text:a xlink:href="../../../../../media/user/Data/Documents/AVR/datasheets_docs/data/MCP6V02_lowP_autoZero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2.7MHz 12V opamp RRO</text:p>
          </table:table-cell>
          <table:table-cell/>
          <table:table-cell office:value-type="string" calcext:value-type="string">
            <text:p><text:a xlink:href="../../../../../media/user/Data/Documents/AVR/datasheets_docs/data/MCP6H74_quad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1-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nstr. Amp 5V min gain 1</text:p>
          </table:table-cell>
          <table:table-cell/>
          <table:table-cell office:value-type="string" calcext:value-type="string">
            <text:p><text:a xlink:href="../../../../../media/user/Data/Documents/AVR/datasheets_docs/data/MCP6N11_instrumentation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0MHz RRO 12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1.2MHz 16V RR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27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0drift dual 5V 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16V RRO 1.2MHz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P4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iion battery charger 1cell 1A line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1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4A 20W integrated</text:p>
          </table:table-cell>
          <table:table-cell/>
          <table:table-cell office:value-type="string" calcext:value-type="string">
            <text:p><text:a xlink:href="../MAX1709_4A_step_u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IC2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2.5A 100kHz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ext fet 16.5V 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A 200kHz integrated</text:p>
          </table:table-cell>
          <table:table-cell/>
          <table:table-cell office:value-type="string" calcext:value-type="string">
            <text:p><text:a xlink:href="../MAX770_dcdc_step_u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674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.5A integrated 3.3V ou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table:style-name="ce20" office:value-type="string" calcext:value-type="string">
            <text:p>TSRN 1-2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</text:p>
          </table:table-cell>
          <table:table-cell office:value-type="string" calcext:value-type="string">
            <text:p>Traco power 1A 5V out 6-36V in power brick 92%ef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2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5V min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1/5V min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5mA 90V linear Led driver/current source 1/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2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0" office:value-type="string" calcext:value-type="string">
            <text:p>MC44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kHz offline switcher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0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W offline switcher integrated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RT9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5V/12V Synchronous Buck PWM DC/DC and Linear Power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0" office:value-type="string" calcext:value-type="string">
            <text:p>HV9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450V smps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HV91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L4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IC16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3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4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AX256ASA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3W Primary-Side Transformer H-Bridge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TL4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Adj shunt vref 2.5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4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2bits 2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7AC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6AC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3bits 2ch diff 4ch single S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4ch diff 8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2ch diff 4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8 bits 1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table:style-name="ce44" office:value-type="string" calcext:value-type="string">
            <text:p>18 bits 4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111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8bits serial 4ch diff 8ch single low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5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bits parallel int re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FEB21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OP8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ISL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14bits 210Msps parallel current ou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TC1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662-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<text:span text:style-name="T2">8bits 2ch</text:span> rheostat 10k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7bits 1ch potentiometer Up/Down 5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5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ual D Flip−Flo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2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B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4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PIC12F510_PIC16F5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:2k, R:128b, EE:256b, 6-IO 10b-ADC 2-Timers</text:p>
          </table:table-cell>
          <table:table-cell/>
          <table:table-cell office:value-type="string" calcext:value-type="string">
            <text:p><text:a xlink:href="../PIC12F68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S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ch 8 gain 1-32 SPI</text:p>
          </table:table-cell>
          <table:table-cell/>
          <table:table-cell office:value-type="string" calcext:value-type="string">
            <text:p><text:a xlink:href="../../../../../media/user/Data/Documents/AVR/datasheets_docs/data/MCP6S22_RRIO_low_gain_PG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4-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4ch 1/10/50 pin strap </text:p>
          </table:table-cell>
          <table:table-cell/>
          <table:table-cell table:style-name="ce31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2-E/S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ch 1/10/50 pin strap</text:p>
          </table:table-cell>
          <table:table-cell/>
          <table:table-cell table:style-name="ce31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TC9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VtoF FtoV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MAX261B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Universal filter switched ca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W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36Vin 1.23-33Vout 200kHz 3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576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40Vin 1.23-36Vout 52kHz 3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2171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40Vin 100kHz 2.5A Sw Reg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T1170HV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60Vin 5A switching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0-5002E-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30V/48V→5V LDO 7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D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TC1300R-3.3V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6V→3.3V LDO with reset and shutdown 30µA 3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25-5.0Y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3YM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.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5.0YM5-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9-5.0Y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16V→5V LDO 5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3I/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.3V LDO with shutdown, low Iq,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810T-33I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6V→3.3V LDO, very low Iq, 100mA</text:p>
          </table:table-cell>
          <table:table-cell/>
          <table:table-cell office:value-type="string" calcext:value-type="string">
            <text:p><text:a xlink:href="../MCP1810_LDO_6Vin_3V3ou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9T-5002H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45V→5V LDO 25µA Iq, 80mA</text:p>
          </table:table-cell>
          <table:table-cell/>
          <table:table-cell office:value-type="string" calcext:value-type="string">
            <text:p><text:a xlink:href="../MCP1799_LDO_highVin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BUK766R06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Nch MOS 60V 75A Logic level 4.6mOhm</text:p>
          </table:table-cell>
          <table:table-cell/>
          <table:table-cell office:value-type="string" calcext:value-type="string">
            <text:p><text:a xlink:href="../../../../../media/user/Data/Documents/AVR/datasheets_docs/data/BUK766R0-60E_NMOS_60V_5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table:style-name="ce22" office:value-type="string" calcext:value-type="string">
            <text:p><text:span text:style-name="T1"><text:a xlink:href="../../../../../media/user/Data/Documents/AVR/datasheets_docs/data/VN3205N8-G_Nch_50V_500mOhm.pdf" xlink:type="simple">VN3205N8-G</text:a></text:span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50V 1.5A Logic level 300mOhm</text:p>
          </table:table-cell>
          <table:table-cell/>
          <table:table-cell office:value-type="string" calcext:value-type="string">
            <text:p><text:a xlink:href="../VN3205N8-G_Nch_50V_500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TN0104N8-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40V 2.5Ohm Vth 1V GDS</text:p>
          </table:table-cell>
          <table:table-cell office:value-type="string" calcext:value-type="string">
            <text:p>TN1L337 UH3</text:p>
          </table:table-cell>
          <table:table-cell office:value-type="string" calcext:value-type="string">
            <text:p><text:a xlink:href="../TN0104_Nmos_40V_5Ohm_lowVt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8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ULN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Darlington array L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5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20ch 90V serial driver (VFD)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ch 50V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9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Re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9P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8ch 80V 500mA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01Y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4</text:p>
          </table:table-cell>
          <table:table-cell office:value-type="string" calcext:value-type="string">
            <text:p>8ch 50V 500mA paralle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table:style-name="ce17" office:value-type="string" calcext:value-type="string">
            <text:p>MAX6954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128 segments SPI disp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5 output led driver serial stati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PCA8546ATT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56</text:p>
          </table:table-cell>
          <table:table-cell table:style-name="ce43" office:value-type="string" calcext:value-type="string">
            <text:p>4 x 44 automotive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MAX7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8-Digit, Triplexed LCD Decode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21HC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trip point temperature sensor with ext NTC</text:p>
          </table:table-cell>
          <table:table-cell/>
          <table:table-cell office:value-type="string" calcext:value-type="string">
            <text:p><text:a xlink:href="../TC620-TC621_temperature_monitor_dualPoin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4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10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LMP-2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MAN6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SA56-11SRW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5161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F5101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55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AX7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8 digit led display driver, serial interface</text:p>
          </table:table-cell>
          <table:table-cell/>
          <table:table-cell office:value-type="string" calcext:value-type="string">
            <text:p><text:a xlink:href="https://www.analog.com/media/en/technical-documentation/data-sheets/MAX7219-MAX722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7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parallel in serial in/out register with latches</text:p>
          </table:table-cell>
          <table:table-cell/>
          <table:table-cell office:value-type="string" calcext:value-type="string">
            <text:p><text:a xlink:href="https://www.ti.com/lit/ds/symlink/cd74hc597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serial in parallel out register with latches</text:p>
          </table:table-cell>
          <table:table-cell/>
          <table:table-cell office:value-type="string" calcext:value-type="string">
            <text:p><text:a xlink:href="../74HC595_8bit_shift-registers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Hex inverter (no schmitt)</text:p>
          </table:table-cell>
          <table:table-cell/>
          <table:table-cell office:value-type="string" calcext:value-type="string">
            <text:p><text:a xlink:href="https://www.ti.com/lit/ds/symlink/sn74hc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C34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Switch mode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8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CMOS Quad Bilateral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8C6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EPRO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table:style-name="ce20" office:value-type="string" calcext:value-type="string">
            <text:p>D431000ACZ-70L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DRA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C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B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46Q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57Q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0A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D17-103E/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<text:span text:style-name="T2">7bits </text:span>10k I2C 1ch</text:p>
          </table:table-cell>
          <table:table-cell office:value-type="string" calcext:value-type="string">
            <text:p>AKUS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B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CI/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DYK</text:p>
          </table:table-cell>
          <table:table-cell office:value-type="string" calcext:value-type="string">
            <text:p><text:a xlink:href="https://www.mouser.fr/datasheet/2/678/av02-1798en_ds_hdsp-4830_2015-10-09-1827619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LTC2944C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8</text:p>
          </table:table-cell>
          <table:table-cell table:style-name="ce43" office:value-type="string" calcext:value-type="string">
            <text:p>60V Battery Gas Gauge </text:p>
          </table:table-cell>
          <table:table-cell office:value-type="string" calcext:value-type="string">
            <text:p>LGCR 8884 01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D</text:p>
          </table:table-cell>
          <table:table-cell/>
          <table:table-cell office:value-type="string" calcext:value-type="string">
            <text:p>MIC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Current limiting power distribution switch</text:p>
          </table:table-cell>
          <table:table-cell office:value-type="string" calcext:value-type="string">
            <text:p>FD0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E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11-T-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30V 1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0F</text:p>
          </table:table-cell>
          <table:table-cell/>
          <table:table-cell office:value-type="string" calcext:value-type="string">
            <text:p>LTC3092G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200mA programmable 2-terminal current source</text:p>
          </table:table-cell>
          <table:table-cell/>
          <table:table-cell office:value-type="string" calcext:value-type="string">
            <text:p><text:a xlink:href="../LT3092_programmable_current_sourc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G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DI/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4EU</text:p>
          </table:table-cell>
          <table:table-cell office:value-type="string" calcext:value-type="string">
            <text:p><text:a xlink:href="https://www.mouser.fr/datasheet/2/678/av02-4479en_ds_hlcp-a100_2015-05-28-182817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H</text:p>
          </table:table-cell>
          <table:table-cell/>
          <table:table-cell office:value-type="string" calcext:value-type="string">
            <text:p>MPC7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FP20</text:p>
          </table:table-cell>
          <table:table-cell table:style-name="ce43" office:value-type="string" calcext:value-type="string">
            <text:p>0.7 A Dual H-Bridge Moto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1</text:p>
          </table:table-cell>
          <table:table-cell office:value-type="string" calcext:value-type="string">
            <text:p>Power monitor</text:p>
          </table:table-cell>
          <table:table-cell table:style-name="ce20" office:value-type="string" calcext:value-type="string">
            <text:p>EMC1701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I2C power monitor + temp</text:p>
          </table:table-cell>
          <table:table-cell/>
          <table:table-cell office:value-type="string" calcext:value-type="string">
            <text:p><text:a xlink:href="../EMC1701-2_power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A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5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2</text:p>
          </table:table-cell>
          <table:table-cell table:style-name="ce43" office:value-type="string" calcext:value-type="string">
            <text:p>Wide Range I2C Power Monitor 80V</text:p>
          </table:table-cell>
          <table:table-cell/>
          <table:table-cell office:value-type="string" calcext:value-type="string">
            <text:p><text:a xlink:href="../LTC2945_single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B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 inverted I2C !</text:p>
          </table:table-cell>
          <table:table-cell office:value-type="float" office:value="29921" calcext:value-type="float">
            <text:p>29921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C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6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Wide Range I2C Power, Charge and Energy Monitor</text:p>
          </table:table-cell>
          <table:table-cell office:value-type="float" office:value="2946" calcext:value-type="float">
            <text:p>294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1D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E</text:p>
          </table:table-cell>
          <table:table-cell/>
          <table:table-cell office:value-type="string" calcext:value-type="string">
            <text:p>MCP130T-300I/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Reset controller</text:p>
          </table:table-cell>
          <table:table-cell office:value-type="string" calcext:value-type="string">
            <text:p>PKSY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412ARW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Quad-Channel Digital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6424ABRN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8</text:p>
          </table:table-cell>
          <table:table-cell table:style-name="ce43" office:value-type="string" calcext:value-type="string">
            <text:p>4ch Isolators with Integrated DC-to-DC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table:style-name="ce41" office:value-type="string" calcext:value-type="string">
            <text:p>Isolator</text:p>
          </table:table-cell>
          <table:table-cell office:value-type="string" calcext:value-type="string">
            <text:p>SI8621BT-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1-1 150Mbps 5k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SI8642BA-B-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16</text:p>
          </table:table-cell>
          <table:table-cell office:value-type="string" calcext:value-type="string">
            <text:p>4ch 1kV 150Mbp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250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2C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5000AR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Isolated DC-D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table:style-name="ce23" office:value-type="string" calcext:value-type="string">
            <text:p>ADUM3160BRW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USB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251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6</text:p>
          </table:table-cell>
          <table:table-cell office:value-type="string" calcext:value-type="string">
            <text:p>Usb hub qua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PI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erial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C6915L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16</text:p>
          </table:table-cell>
          <table:table-cell office:value-type="string" calcext:value-type="string">
            <text:p>0drift precision intr. Amp with PGA 14gains 0-4096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AD83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table:style-name="ce43" office:value-type="string" calcext:value-type="string">
            <text:p>DC to 500 MHz, 92 dB Logarithmic Amplifi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92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ully Differential Input/Output Amplifier/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8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Precision Wide Bandwidth RMS-to-DC Converter</text:p>
          </table:table-cell>
          <table:table-cell office:value-type="string" calcext:value-type="string">
            <text:p>LTAF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6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Precision Micropower∆∑ RMS-to-DC Converter</text:p>
          </table:table-cell>
          <table:table-cell office:value-type="string" calcext:value-type="string">
            <text:p>LTT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M239A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comparato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1202E/C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1.21V Vref </text:p>
          </table:table-cell>
          <table:table-cell office:value-type="string" calcext:value-type="string">
            <text:p>HVU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A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2402E/C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2.4V Vref </text:p>
          </table:table-cell>
          <table:table-cell office:value-type="string" calcext:value-type="string">
            <text:p>HWNN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B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1LYC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 Hysteresis</text:p>
          </table:table-cell>
          <table:table-cell office:value-type="string" calcext:value-type="string">
            <text:p>B1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C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OD 2-36V Comparator 300µA 5mV offset</text:p>
          </table:table-cell>
          <table:table-cell office:value-type="string" calcext:value-type="string">
            <text:p>B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D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L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E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H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F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TC1541C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µP opamp, comparator with Vre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8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QFN32</text:p>
          </table:table-cell>
          <table:table-cell table:style-name="ce43" office:value-type="string" calcext:value-type="string">
            <text:p>70V/8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5Vout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<text:s/>65V <text:s/>1.25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-30Vin 2-15Vout 600m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H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.7-36Vin 2-15Vout 600m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5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4.1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A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1019A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B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-2.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019A2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C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X584K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V 7.5V 5V 2.5V pin programmmable referenc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PW-Q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OP14</text:p>
          </table:table-cell>
          <table:table-cell table:style-name="ce43" office:value-type="string" calcext:value-type="string">
            <text:p>Dual D-type flip-flop w/s/reset; positive edge-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AHCT1G08GV,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AND gate</text:p>
          </table:table-cell>
          <table:table-cell office:value-type="string" calcext:value-type="string">
            <text:p>H0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GTL2003P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0</text:p>
          </table:table-cell>
          <table:table-cell table:style-name="ce43" office:value-type="string" calcext:value-type="string">
            <text:p>8-bit bidirectional low voltage trans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25°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A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1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B0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128A4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B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20</text:p>
          </table:table-cell>
          <table:table-cell office:value-type="string" calcext:value-type="string">
            <text:p>I2C thermocouple sensor with CJ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5°C</text:p>
          </table:table-cell>
          <table:table-cell office:value-type="string" calcext:value-type="string">
            <text:p>9801M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H1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PT112S-A02-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24</text:p>
          </table:table-cell>
          <table:table-cell office:value-type="string" calcext:value-type="string">
            <text:p>12ch capacitive touch sensor I2C</text:p>
          </table:table-cell>
          <table:table-cell table:style-name="Default"/>
          <table:table-cell table:number-columns-repeated="1017"/>
        </table:table-row>
        <table:table-row table:style-name="ro1" table:visibility="filter">
          <table:table-cell office:value-type="string" calcext:value-type="string">
            <text:p>H1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TP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1ch Capacitive touch sens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F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7-B-01-I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Hall effect sensor analog 20mT 5V with disable</text:p>
          </table:table-cell>
          <table:table-cell office:value-type="string" calcext:value-type="string">
            <text:p>BP8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1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PL311S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can</text:p>
          </table:table-cell>
          <table:table-cell table:style-name="ce43" office:value-type="string" calcext:value-type="string">
            <text:p>I2C precision pressure sensor with altimetry</text:p>
          </table:table-cell>
          <table:table-cell office:value-type="string" calcext:value-type="string">
            <text:p>M3PR HR0C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2289-24B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-2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table:style-name="ce20" office:value-type="string" calcext:value-type="string">
            <text:p>MIC2289-34B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c-3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B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42V buck led controller ext fet HS shunt</text:p>
          </table:table-cell>
          <table:table-cell/>
          <table:table-cell office:value-type="string" calcext:value-type="string">
            <text:p><text:a xlink:href="https://ww1.microchip.com/downloads/en/DeviceDoc/mic320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2C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V buck led regulator int. f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D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1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G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Boost led driver 6-45V 70W ext fet</text:p>
          </table:table-cell>
          <table:table-cell/>
          <table:table-cell office:value-type="string" calcext:value-type="string">
            <text:p><text:a xlink:href="https://ww1.microchip.com/downloads/en/DeviceDoc/mic323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IC1555Y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8V “555” oscillator</text:p>
          </table:table-cell>
          <table:table-cell/>
          <table:table-cell office:value-type="string" calcext:value-type="string">
            <text:p><text:a xlink:href="https://ww1.microchip.com/downloads/en/DeviceDoc/DN3765%20A0701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A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17MHz to 170MHz Resistor Set Oscillator</text:p>
          </table:table-cell>
          <table:table-cell office:value-type="string" calcext:value-type="string">
            <text:p>LTBJC</text:p>
          </table:table-cell>
          <table:table-cell office:value-type="string" calcext:value-type="string">
            <text:p><text:a xlink:href="https://ww1.microchip.com/downloads/en/DeviceDoc/VP2206%20E0823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B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X575ABB-200.00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DS 0/E pin 1 AHE oscillator</text:p>
          </table:table-cell>
          <table:table-cell/>
          <table:table-cell office:value-type="string" calcext:value-type="string">
            <text:p><text:a xlink:href="https://assets.nexperia.com/documents/data-sheet/BUK766R0-60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C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-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80-40-20MHz oscillator</text:p>
          </table:table-cell>
          <table:table-cell table:style-name="ce20" office:value-type="string" calcext:value-type="string">
            <text:p>LTBPH</text:p>
          </table:table-cell>
          <table:table-cell office:value-type="string" calcext:value-type="string">
            <text:p><text:a xlink:href="https://media.digikey.com/pdf/Data%20Sheets/Microchip%20PDFs/TP06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00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V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X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A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VC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Single Buffer/Driver With Open-Drain Output</text:p>
          </table:table-cell>
          <table:table-cell/>
          <table:table-cell office:value-type="string" calcext:value-type="string">
            <text:p><text:a xlink:href="https://ww1.microchip.com/downloads/en/DeviceDoc/20005559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B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51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0drift 2MHz Amp 45V </text:p>
          </table:table-cell>
          <table:table-cell/>
          <table:table-cell office:value-type="string" calcext:value-type="string">
            <text:p><text:a xlink:href="https://ww1.microchip.com/downloads/en/DeviceDoc/mic217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3D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precision opamp</text:p>
          </table:table-cell>
          <table:table-cell/>
          <table:table-cell office:value-type="string" calcext:value-type="string">
            <text:p><text:a xlink:href="https://ww1.microchip.com/downloads/en/DeviceDoc/2000615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D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4D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Quad precision opamp</text:p>
          </table:table-cell>
          <table:table-cell/>
          <table:table-cell office:value-type="string" calcext:value-type="string">
            <text:p><text:a xlink:href="http://ww1.microchip.com/downloads/en/DeviceDoc/lm257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020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A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10V/V</text:p>
          </table:table-cell>
          <table:table-cell office:value-type="float" office:value="199910" calcext:value-type="float">
            <text:p>1999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B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20V/V</text:p>
          </table:table-cell>
          <table:table-cell office:value-type="float" office:value="199920" calcext:value-type="float">
            <text:p>19992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C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2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2PJ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D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5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5PK</text:p>
          </table:table-cell>
          <table:table-cell office:value-type="string" calcext:value-type="string">
            <text:p><text:a xlink:href="https://www.analog.com/media/en/technical-documentation/data-sheets/15412f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E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C6101A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High-Side Current Sense Amplifier 60V</text:p>
          </table:table-cell>
          <table:table-cell office:value-type="string" calcext:value-type="string">
            <text:p>LTBN0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F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G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6100CM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Gain Selectable High Side Current Sense Amplifier</text:p>
          </table:table-cell>
          <table:table-cell office:value-type="string" calcext:value-type="string">
            <text:p>LTBMV e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88ES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8-Channel CMOS Analog Multiplexers</text:p>
          </table:table-cell>
          <table:table-cell/>
          <table:table-cell office:value-type="string" calcext:value-type="string">
            <text:p><text:a xlink:href="https://www.analog.com/media/en/technical-documentation/data-sheets/117012fi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1209E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Low-Leakage Dual 4-Channel Analog 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98CP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8-Channel CMOS Analog Multiplexe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16ch mux</text:p>
          </table:table-cell>
          <table:table-cell/>
          <table:table-cell office:value-type="string" calcext:value-type="string">
            <text:p><text:a xlink:href="https://eu.mouser.com/datasheet/2/268/supertex_vn3205-118139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ADG3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Quad SPDT mux</text:p>
          </table:table-cell>
          <table:table-cell/>
          <table:table-cell office:value-type="string" calcext:value-type="string">
            <text:p><text:a xlink:href="https://ww1.microchip.com/downloads/en/DeviceDoc/mic59p6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4ch mux</text:p>
          </table:table-cell>
          <table:table-cell/>
          <table:table-cell office:value-type="string" calcext:value-type="string">
            <text:p><text:a xlink:href="https://ww1.microchip.com/downloads/en/DeviceDoc/MIC5800-1-4-8-Bit-Parallel-Input-Latched-Drivers-DS20006184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AX889RESA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0mA inverting charge pump</text:p>
          </table:table-cell>
          <table:table-cell/>
          <table:table-cell office:value-type="string" calcext:value-type="string">
            <text:p><text:a xlink:href="https://www.ti.com/lit/ds/symlink/cd4066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962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8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766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SI8752AB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solated fet driver</text:p>
          </table:table-cell>
          <table:table-cell/>
          <table:table-cell office:value-type="string" calcext:value-type="string">
            <text:p><text:a xlink:href="https://ww1.microchip.com/downloads/en/DeviceDoc/2138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94090Y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High side load switch</text:p>
          </table:table-cell>
          <table:table-cell/>
          <table:table-cell office:value-type="string" calcext:value-type="string">
            <text:p><text:a xlink:href="https://ww1.microchip.com/downloads/en/DeviceDoc/mic522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CP14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synchronous H bridge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 inverting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TTL</text:p>
          </table:table-cell>
          <table:table-cell/>
          <table:table-cell office:value-type="string" calcext:value-type="string">
            <text:p><text:a xlink:href="https://ww1.microchip.com/downloads/aemDocuments/documents/APID/ProductDocuments/DataSheets/MIC5209-500mA-Low-Noise-LDO-Regulator-DS20005720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CMOS</text:p>
          </table:table-cell>
          <table:table-cell/>
          <table:table-cell office:value-type="string" calcext:value-type="string">
            <text:p><text:a xlink:href="https://ww1.microchip.com/downloads/en/DeviceDoc/2000541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1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w.mouser.fr/datasheet/2/268/20005623B-136928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4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4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85V half-bridge gate driver 16V dt/shoot-through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3144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digital 4.5-24V OC </text:p>
          </table:table-cell>
          <table:table-cell table:number-columns-repeated="1018"/>
        </table:table-row>
        <table:table-row table:style-name="ro1" table:number-rows-repeated="10482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iroclass.$A$1" table:cell-range-address="$Tiroclass.$A$1:.$F$147"/>
        </table:named-expressions>
      </table:table>
      <table:named-expressions/>
      <table:database-ranges>
        <table:database-range table:name="__Anonymous_Sheet_DB__0" table:target-range-address="Classeur.A1:Classeur.G196" table:display-filter-buttons="true" table:orientation="column"/>
        <table:database-range table:name="__Anonymous_Sheet_DB__1" table:target-range-address="Tiroclass.A1:Tiroclass.H332" table:display-filter-buttons="true">
          <table:filter>
            <table:filter-and>
              <table:filter-condition table:value="LDO" table:operator="=" table:field-number="1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21:22:46.4742666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1-02-20T12:50:46</meta:creation-date>
    <dc:date>2024-01-10T00:56:35.850413615</dc:date>
    <meta:generator>LibreOffice/7.6.2.1$Linux_X86_64 LibreOffice_project/60$Build-1</meta:generator>
    <meta:editing-duration>P2DT19H37M27S</meta:editing-duration>
    <meta:editing-cycles>269</meta:editing-cycles>
    <meta:document-statistic meta:table-count="2" meta:cell-count="30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